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co1" style:family="table-column">
      <style:table-column-properties style:column-width="6.439cm" style:use-optimal-column-width="false"/>
    </style:style>
    <style:style style:name="co2" style:family="table-column">
      <style:table-column-properties style:column-width="29.121cm" style:use-optimal-column-width="false"/>
    </style:style>
    <style:style style:name="ro1" style:family="table-row">
      <style:table-row-properties style:row-height="1.601cm"/>
    </style:style>
    <style:style style:name="ro2" style:family="table-row">
      <style:table-row-properties style:row-height="1.26cm"/>
    </style:style>
    <style:style style:name="ro3" style:family="table-row">
      <style:table-row-properties style:row-height="2.183cm"/>
    </style:style>
    <style:style style:name="ro4" style:family="table-row">
      <style:table-row-properties style:row-height="1.277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2" draw:id="id2" draw:layer="layout" svg:width="3.81cm" svg:height="2.54cm" svg:x="23.225cm" svg:y="3.54cm">
          <text:p text:style-name="P1">Init – All Red</text:p>
        </draw:rect>
        <draw:rect draw:style-name="gr1" draw:text-style-name="P1" xml:id="id5" draw:id="id5" draw:layer="layout" svg:width="3.81cm" svg:height="2.54cm" svg:x="37.83cm" svg:y="12.43cm">
          <text:p text:style-name="P1">Green Light </text:p>
          <text:p text:style-name="P1">NS</text:p>
        </draw:rect>
        <draw:rect draw:style-name="gr1" draw:text-style-name="P1" draw:layer="layout" svg:width="3.81cm" svg:height="2.54cm" svg:x="37.83cm" svg:y="16.875cm">
          <text:p text:style-name="P1">Car Timer</text:p>
          <text:p text:style-name="P1">Running</text:p>
        </draw:rect>
        <draw:rect draw:style-name="gr1" draw:text-style-name="P1" draw:layer="layout" svg:width="3.81cm" svg:height="2.54cm" svg:x="37.83cm" svg:y="20.685cm">
          <text:p text:style-name="P1">Yellow Light </text:p>
          <text:p text:style-name="P1">NS</text:p>
        </draw:rect>
        <draw:rect draw:style-name="gr1" draw:text-style-name="P1" draw:layer="layout" svg:width="3.81cm" svg:height="2.54cm" svg:x="37.83cm" svg:y="24.495cm">
          <text:p text:style-name="P1">Yellow Timer</text:p>
          <text:p text:style-name="P1">Running</text:p>
        </draw:rect>
        <draw:rect draw:style-name="gr1" draw:text-style-name="P1" draw:layer="layout" svg:width="3.81cm" svg:height="2.54cm" svg:x="37.83cm" svg:y="28.305cm">
          <text:p text:style-name="P1">Red Light</text:p>
          <text:p text:style-name="P1">NS</text:p>
        </draw:rect>
        <draw:rect draw:style-name="gr1" draw:text-style-name="P1" draw:layer="layout" svg:width="3.81cm" svg:height="2.54cm" svg:x="37.83cm" svg:y="32.75cm">
          <text:p text:style-name="P1">Green Light</text:p>
          <text:p text:style-name="P1">EW</text:p>
        </draw:rect>
        <draw:rect draw:style-name="gr1" draw:text-style-name="P1" draw:layer="layout" svg:width="3.81cm" svg:height="2.54cm" svg:x="37.83cm" svg:y="37.195cm">
          <text:p text:style-name="P1">Yellow Light</text:p>
          <text:p text:style-name="P1">EW</text:p>
        </draw:rect>
        <draw:rect draw:style-name="gr1" draw:text-style-name="P1" draw:layer="layout" svg:width="3.81cm" svg:height="2.54cm" svg:x="37.83cm" svg:y="41.005cm">
          <text:p text:style-name="P1">Yellow Timer</text:p>
          <text:p text:style-name="P1">Running</text:p>
        </draw:rect>
        <draw:rect draw:style-name="gr1" draw:text-style-name="P1" xml:id="id4" draw:id="id4" draw:layer="layout" svg:width="3.81cm" svg:height="2.54cm" svg:x="37.83cm" svg:y="45.45cm">
          <text:p text:style-name="P1">Red Light</text:p>
          <text:p text:style-name="P1">EW</text:p>
        </draw:rect>
        <draw:rect draw:style-name="gr1" draw:text-style-name="P1" xml:id="id3" draw:id="id3" draw:layer="layout" svg:width="3.81cm" svg:height="2.54cm" svg:x="10.525cm" svg:y="13.065cm">
          <text:p text:style-name="P1">Green Light </text:p>
          <text:p text:style-name="P1">EW</text:p>
        </draw:rect>
        <draw:rect draw:style-name="gr1" draw:text-style-name="P1" draw:layer="layout" svg:width="3.81cm" svg:height="2.54cm" svg:x="10.525cm" svg:y="16.875cm">
          <text:p text:style-name="P1">Car Timer</text:p>
          <text:p text:style-name="P1">Running</text:p>
        </draw:rect>
        <draw:rect draw:style-name="gr1" draw:text-style-name="P1" draw:layer="layout" svg:width="3.81cm" svg:height="2.54cm" svg:x="10.525cm" svg:y="20.685cm">
          <text:p text:style-name="P1">Yellow Light</text:p>
          <text:p text:style-name="P1">EW</text:p>
        </draw:rect>
        <draw:rect draw:style-name="gr1" draw:text-style-name="P1" draw:layer="layout" svg:width="3.81cm" svg:height="2.54cm" svg:x="10.525cm" svg:y="24.495cm">
          <text:p text:style-name="P1">Yellow Timer</text:p>
          <text:p text:style-name="P1">Running</text:p>
        </draw:rect>
        <draw:rect draw:style-name="gr1" draw:text-style-name="P1" draw:layer="layout" svg:width="3.81cm" svg:height="2.54cm" svg:x="10.525cm" svg:y="28.305cm">
          <text:p text:style-name="P1">Red Light<text:line-break/>EW</text:p>
        </draw:rect>
        <draw:rect draw:style-name="gr1" draw:text-style-name="P1" draw:layer="layout" svg:width="3.81cm" svg:height="2.54cm" svg:x="10.525cm" svg:y="32.75cm">
          <text:p text:style-name="P1">Green Light </text:p>
          <text:p text:style-name="P1">NS</text:p>
        </draw:rect>
        <draw:rect draw:style-name="gr1" draw:text-style-name="P1" draw:layer="layout" svg:width="3.81cm" svg:height="2.54cm" svg:x="10.525cm" svg:y="37.195cm">
          <text:p text:style-name="P1">Yellow Light</text:p>
          <text:p text:style-name="P1">NS</text:p>
        </draw:rect>
        <draw:rect draw:style-name="gr1" draw:text-style-name="P1" draw:layer="layout" svg:width="3.81cm" svg:height="2.54cm" svg:x="10.525cm" svg:y="41.64cm">
          <text:p text:style-name="P1">Yellow Timer</text:p>
          <text:p text:style-name="P1">Running</text:p>
        </draw:rect>
        <draw:rect draw:style-name="gr1" draw:text-style-name="P1" xml:id="id1" draw:id="id1" draw:layer="layout" svg:width="3.81cm" svg:height="2.54cm" svg:x="10.525cm" svg:y="45.45cm">
          <text:p text:style-name="P1">Red Light </text:p>
          <text:p text:style-name="P1">NS</text:p>
        </draw:rect>
        <draw:line draw:style-name="gr2" draw:text-style-name="P1" draw:layer="layout" svg:x1="23.225cm" svg:y1="6.08cm" svg:x2="14.335cm" svg:y2="13.065cm">
          <text:p/>
        </draw:line>
        <draw:line draw:style-name="gr2" draw:text-style-name="P1" draw:layer="layout" svg:x1="12.43cm" svg:y1="15.605cm" svg:x2="12.43cm" svg:y2="16.875cm">
          <text:p/>
        </draw:line>
        <draw:line draw:style-name="gr2" draw:text-style-name="P1" draw:layer="layout" svg:x1="12.43cm" svg:y1="19.415cm" svg:x2="12.43cm" svg:y2="20.685cm">
          <text:p/>
        </draw:line>
        <draw:line draw:style-name="gr2" draw:text-style-name="P1" draw:layer="layout" svg:x1="12.43cm" svg:y1="23.225cm" svg:x2="12.43cm" svg:y2="24.495cm">
          <text:p/>
        </draw:line>
        <draw:line draw:style-name="gr2" draw:text-style-name="P1" draw:layer="layout" svg:x1="12.43cm" svg:y1="27.035cm" svg:x2="12.43cm" svg:y2="28.305cm">
          <text:p/>
        </draw:line>
        <draw:line draw:style-name="gr2" draw:text-style-name="P1" draw:layer="layout" svg:x1="12.43cm" svg:y1="30.845cm" svg:x2="12.43cm" svg:y2="32.75cm">
          <text:p/>
        </draw:line>
        <draw:line draw:style-name="gr2" draw:text-style-name="P1" draw:layer="layout" svg:x1="12.43cm" svg:y1="35.29cm" svg:x2="12.43cm" svg:y2="37.195cm">
          <text:p/>
        </draw:line>
        <draw:line draw:style-name="gr2" draw:text-style-name="P1" draw:layer="layout" svg:x1="12.43cm" svg:y1="39.735cm" svg:x2="12.43cm" svg:y2="41.64cm">
          <text:p/>
        </draw:line>
        <draw:line draw:style-name="gr2" draw:text-style-name="P1" draw:layer="layout" svg:x1="12.43cm" svg:y1="44.18cm" svg:x2="12.43cm" svg:y2="45.45cm">
          <text:p/>
        </draw:line>
        <draw:line draw:style-name="gr2" draw:text-style-name="P1" draw:layer="layout" svg:x1="27.035cm" svg:y1="6.08cm" svg:x2="37.83cm" svg:y2="12.43cm">
          <text:p/>
        </draw:line>
        <draw:line draw:style-name="gr2" draw:text-style-name="P1" draw:layer="layout" svg:x1="39.735cm" svg:y1="14.97cm" svg:x2="39.735cm" svg:y2="16.875cm">
          <text:p/>
        </draw:line>
        <draw:line draw:style-name="gr2" draw:text-style-name="P1" draw:layer="layout" svg:x1="39.735cm" svg:y1="19.415cm" svg:x2="39.735cm" svg:y2="20.685cm">
          <text:p/>
        </draw:line>
        <draw:line draw:style-name="gr2" draw:text-style-name="P1" draw:layer="layout" svg:x1="39.735cm" svg:y1="23.225cm" svg:x2="39.735cm" svg:y2="24.495cm">
          <text:p/>
        </draw:line>
        <draw:line draw:style-name="gr2" draw:text-style-name="P1" draw:layer="layout" svg:x1="39.735cm" svg:y1="27.035cm" svg:x2="39.735cm" svg:y2="28.305cm">
          <text:p/>
        </draw:line>
        <draw:line draw:style-name="gr2" draw:text-style-name="P1" draw:layer="layout" svg:x1="39.735cm" svg:y1="30.845cm" svg:x2="39.735cm" svg:y2="32.75cm">
          <text:p/>
        </draw:line>
        <draw:line draw:style-name="gr2" draw:text-style-name="P1" draw:layer="layout" svg:x1="39.735cm" svg:y1="35.29cm" svg:x2="39.735cm" svg:y2="37.195cm">
          <text:p/>
        </draw:line>
        <draw:line draw:style-name="gr2" draw:text-style-name="P1" draw:layer="layout" svg:x1="39.735cm" svg:y1="39.735cm" svg:x2="39.735cm" svg:y2="41.005cm">
          <text:p/>
        </draw:line>
        <draw:line draw:style-name="gr2" draw:text-style-name="P1" draw:layer="layout" svg:x1="39.735cm" svg:y1="43.545cm" svg:x2="39.735cm" svg:y2="45.45cm">
          <text:p/>
        </draw:line>
        <draw:line draw:style-name="gr3" draw:text-style-name="P1" draw:layer="layout" svg:x1="12.43cm" svg:y1="16.24cm" svg:x2="20.05cm" svg:y2="16.24cm">
          <text:p text:style-name="P1">CAR_NS</text:p>
          <text:p text:style-name="P1">Start_Car_timer</text:p>
        </draw:line>
        <draw:line draw:style-name="gr3" draw:text-style-name="P1" draw:layer="layout" svg:x1="12.43cm" svg:y1="20.05cm" svg:x2="20.05cm" svg:y2="20.05cm">
          <text:p text:style-name="P1">Car_Timer_Done</text:p>
          <text:p text:style-name="P1">EW_Turn_Yello</text:p>
        </draw:line>
        <draw:line draw:style-name="gr3" draw:text-style-name="P1" draw:layer="layout" svg:x1="12.43cm" svg:y1="23.86cm" svg:x2="20.05cm" svg:y2="23.86cm">
          <text:p text:style-name="P1">EW_is_Yellow</text:p>
          <text:p text:style-name="P1">Start_Yellow_TImer</text:p>
        </draw:line>
        <draw:line draw:style-name="gr3" draw:text-style-name="P1" draw:layer="layout" svg:x1="12.43cm" svg:y1="27.67cm" svg:x2="20.05cm" svg:y2="27.67cm">
          <text:p text:style-name="P1">Yellow_Timer_Done</text:p>
          <text:p text:style-name="P1">Turn_EW_Red</text:p>
        </draw:line>
        <draw:line draw:style-name="gr3" draw:text-style-name="P1" draw:layer="layout" svg:x1="12.43cm" svg:y1="31.48cm" svg:x2="20.685cm" svg:y2="31.48cm">
          <text:p text:style-name="P1">EW_Is_Red</text:p>
          <text:p text:style-name="P1">Turn_NS_Green</text:p>
        </draw:line>
        <draw:line draw:style-name="gr3" draw:text-style-name="P1" draw:layer="layout" svg:x1="12.43cm" svg:y1="35.925cm" svg:x2="20.685cm" svg:y2="35.925cm">
          <text:p text:style-name="P1">NO_Car_NS</text:p>
          <text:p text:style-name="P1">TURN_NS_Yellow</text:p>
        </draw:line>
        <draw:line draw:style-name="gr3" draw:text-style-name="P1" draw:layer="layout" svg:x1="12.43cm" svg:y1="40.37cm" svg:x2="20.685cm" svg:y2="40.37cm">
          <text:p text:style-name="P1">NS_Is_Yellow</text:p>
          <text:p text:style-name="P1">Start_Yellow_timer</text:p>
        </draw:line>
        <draw:line draw:style-name="gr3" draw:text-style-name="P1" draw:layer="layout" svg:x1="12.43cm" svg:y1="44.815cm" svg:x2="20.685cm" svg:y2="44.815cm">
          <text:p text:style-name="P1">Yellow_TImer_Done</text:p>
          <text:p text:style-name="P1">Turn_NS_Red</text:p>
        </draw:line>
        <draw:line draw:style-name="gr3" draw:text-style-name="P1" draw:layer="layout" svg:x1="18.78cm" svg:y1="9.89cm" svg:x2="24.495cm" svg:y2="9.89cm">
          <text:p text:style-name="P1">Car_EW</text:p>
          <text:p text:style-name="P1">EW_Turn_Green</text:p>
        </draw:line>
        <draw:line draw:style-name="gr3" draw:text-style-name="P1" draw:layer="layout" svg:x1="32.75cm" svg:y1="9.255cm" svg:x2="40.37cm" svg:y2="9.255cm">
          <text:p text:style-name="P1">CAR_NS</text:p>
          <text:p text:style-name="P1">Turn_NS_Green</text:p>
        </draw:line>
        <draw:line draw:style-name="gr3" draw:text-style-name="P1" draw:layer="layout" svg:x1="39.735cm" svg:y1="15.605cm" svg:x2="47.99cm" svg:y2="15.605cm">
          <text:p text:style-name="P1">CAR_EW</text:p>
          <text:p text:style-name="P1">Start_Car_Timer</text:p>
        </draw:line>
        <draw:line draw:style-name="gr3" draw:text-style-name="P1" draw:layer="layout" svg:x1="39.735cm" svg:y1="20.05cm" svg:x2="47.99cm" svg:y2="20.05cm">
          <text:p text:style-name="P1">CAR_Timer_Done</text:p>
          <text:p text:style-name="P1">NS_Yellow</text:p>
        </draw:line>
        <draw:line draw:style-name="gr3" draw:text-style-name="P1" draw:layer="layout" svg:x1="39.735cm" svg:y1="23.86cm" svg:x2="48.625cm" svg:y2="23.86cm">
          <text:p text:style-name="P1">NS_IS_Yellow</text:p>
          <text:p text:style-name="P1">Start_yellow_timer</text:p>
        </draw:line>
        <draw:line draw:style-name="gr3" draw:text-style-name="P1" draw:layer="layout" svg:x1="39.735cm" svg:y1="27.67cm" svg:x2="48.625cm" svg:y2="27.67cm">
          <text:p text:style-name="P1">Yellow_Timer_done</text:p>
          <text:p text:style-name="P1">Turn_NS_Red</text:p>
        </draw:line>
        <draw:line draw:style-name="gr3" draw:text-style-name="P1" draw:layer="layout" svg:x1="39.735cm" svg:y1="31.48cm" svg:x2="48.625cm" svg:y2="31.48cm">
          <text:p text:style-name="P1">NS_IS_Red</text:p>
          <text:p text:style-name="P1">Turn_EW_Green</text:p>
        </draw:line>
        <draw:line draw:style-name="gr3" draw:text-style-name="P1" draw:layer="layout" svg:x1="39.735cm" svg:y1="36.56cm" svg:x2="48.625cm" svg:y2="36.56cm">
          <text:p text:style-name="P1">NO_EW_Car</text:p>
          <text:p text:style-name="P1">Turn_EW_Yellow</text:p>
        </draw:line>
        <draw:line draw:style-name="gr3" draw:text-style-name="P1" draw:layer="layout" svg:x1="39.735cm" svg:y1="40.37cm" svg:x2="49.26cm" svg:y2="40.37cm">
          <text:p text:style-name="P1">EW_Is_Yellow</text:p>
          <text:p text:style-name="P1">Start_Yellow_Timer</text:p>
        </draw:line>
        <draw:line draw:style-name="gr3" draw:text-style-name="P1" draw:layer="layout" svg:x1="39.735cm" svg:y1="44.18cm" svg:x2="48.625cm" svg:y2="44.18cm">
          <text:p text:style-name="P1">Yellow_Timer_Done</text:p>
          <text:p text:style-name="P1">Turn_EW_Red</text:p>
        </draw:line>
        <draw:connector draw:style-name="gr2" draw:text-style-name="P1" draw:layer="layout" draw:line-skew="-6.484cm" svg:x1="10.525cm" svg:y1="46.72cm" svg:x2="23.225cm" svg:y2="4.81cm" draw:start-shape="id1" draw:start-glue-point="3" draw:end-shape="id2" draw:end-glue-point="3" svg:d="m10525 46720h-6985v-41910h19685">
          <text:p/>
        </draw:connector>
        <draw:connector draw:style-name="gr2" draw:text-style-name="P1" draw:layer="layout" draw:type="lines" svg:x1="10.525cm" svg:y1="46.72cm" svg:x2="10.525cm" svg:y2="14.335cm" draw:start-shape="id1" draw:start-glue-point="3" draw:end-shape="id3" draw:end-glue-point="3" svg:d="m10525 46720h-501v-32385h501">
          <text:p/>
        </draw:connector>
        <draw:line draw:style-name="gr3" draw:text-style-name="P1" draw:layer="layout" svg:x1="3.54cm" svg:y1="7.985cm" svg:x2="14.335cm" svg:y2="7.985cm">
          <text:p text:style-name="P1">NS_Is_Red + No_Car_EW</text:p>
          <text:p text:style-name="P1">Turn_All_Red</text:p>
        </draw:line>
        <draw:line draw:style-name="gr3" draw:text-style-name="P1" draw:layer="layout" svg:x1="4.81cm" svg:y1="28.305cm" svg:x2="9.89cm" svg:y2="28.305cm">
          <text:p text:style-name="P1">NS_is_Red + Car EW</text:p>
          <text:p text:style-name="P1">Turn_EW_Green</text:p>
        </draw:line>
        <draw:connector draw:style-name="gr2" draw:text-style-name="P1" draw:layer="layout" draw:line-skew="8.389cm" svg:x1="41.64cm" svg:y1="46.72cm" svg:x2="27.035cm" svg:y2="4.81cm" draw:start-shape="id4" draw:start-glue-point="1" draw:end-shape="id2" draw:end-glue-point="1" svg:d="m41640 46720h8890v-41910h-23495">
          <text:p/>
        </draw:connector>
        <draw:line draw:style-name="gr3" draw:text-style-name="P1" draw:layer="layout" svg:x1="41.64cm" svg:y1="7.35cm" svg:x2="50.53cm" svg:y2="7.35cm">
          <text:p text:style-name="P1">EW_IS_Red + No_Car_NS</text:p>
          <text:p text:style-name="P1">Turn_all_Red</text:p>
        </draw:line>
        <draw:connector draw:style-name="gr2" draw:text-style-name="P1" draw:layer="layout" draw:type="lines" draw:line-skew="-3.309cm -3.309cm" svg:x1="37.83cm" svg:y1="46.72cm" svg:x2="37.83cm" svg:y2="13.7cm" draw:start-shape="id4" draw:start-glue-point="3" draw:end-shape="id5" draw:end-glue-point="3" svg:d="m37830 46720h-3810v-33020h3810">
          <text:p/>
        </draw:connector>
        <draw:line draw:style-name="gr3" draw:text-style-name="P1" draw:layer="layout" svg:x1="22.59cm" svg:y1="28.94cm" svg:x2="34.02cm" svg:y2="28.94cm">
          <text:p text:style-name="P1">NS_Is_red + Car_NS</text:p>
          <text:p text:style-name="P1">Turn_NS_Green</text:p>
        </draw:line>
        <draw:line draw:style-name="gr2" draw:text-style-name="P1" draw:layer="layout" svg:x1="25.13cm" svg:y1="0.365cm" svg:x2="25.13cm" svg:y2="3.54cm">
          <text:p/>
        </draw:line>
        <draw:line draw:style-name="gr2" draw:text-style-name="P1" draw:layer="layout" svg:x1="25.13cm" svg:y1="1cm" svg:x2="25.13cm" svg:y2="2.905cm">
          <text:p/>
        </draw:line>
      </draw:page>
      <draw:page draw:name="page2" draw:style-name="dp1" draw:master-page-name="Default">
        <draw:frame draw:style-name="standard" draw:layer="layout" svg:width="35.559cm" svg:height="48.894cm" svg:x="9.255cm" svg:y="2.2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Data Dictionary </text:p>
              </table:table-cell>
              <table:table-cell/>
            </table:table-row>
            <table:table-row table:style-name="ro2" table:default-cell-style-name="ce1">
              <table:table-cell/>
              <table:table-cell/>
            </table:table-row>
            <table:table-row table:style-name="ro2" table:default-cell-style-name="ce1">
              <table:table-cell>
                <text:p text:style-name="P2">Term</text:p>
              </table:table-cell>
              <table:table-cell>
                <text:p text:style-name="P2">Meaning </text:p>
              </table:table-cell>
            </table:table-row>
            <table:table-row table:style-name="ro2" table:default-cell-style-name="ce1">
              <table:table-cell/>
              <table:table-cell/>
            </table:table-row>
            <table:table-row table:style-name="ro2" table:default-cell-style-name="ce1">
              <table:table-cell>
                <text:p text:style-name="P2">EW</text:p>
              </table:table-cell>
              <table:table-cell>
                <text:p text:style-name="P2">East West Direction</text:p>
              </table:table-cell>
            </table:table-row>
            <table:table-row table:style-name="ro2" table:default-cell-style-name="ce1">
              <table:table-cell>
                <text:p text:style-name="P2">NS</text:p>
              </table:table-cell>
              <table:table-cell>
                <text:p text:style-name="P2">North South Direction</text:p>
              </table:table-cell>
            </table:table-row>
            <table:table-row table:style-name="ro2" table:default-cell-style-name="ce1">
              <table:table-cell>
                <text:p text:style-name="P2">Car_EW</text:p>
              </table:table-cell>
              <table:table-cell>
                <text:p text:style-name="P2">Car Sensed in the East West direction</text:p>
              </table:table-cell>
            </table:table-row>
            <table:table-row table:style-name="ro1" table:default-cell-style-name="ce1">
              <table:table-cell>
                <text:p text:style-name="P2">Start_Car_timer</text:p>
              </table:table-cell>
              <table:table-cell>
                <text:p text:style-name="P2">Starts the timer for the length the car has to wait in the opposite direction </text:p>
              </table:table-cell>
            </table:table-row>
            <table:table-row table:style-name="ro1" table:default-cell-style-name="ce1">
              <table:table-cell>
                <text:p text:style-name="P2">Car_Timer_done </text:p>
              </table:table-cell>
              <table:table-cell>
                <text:p text:style-name="P2">Car timer has finished </text:p>
              </table:table-cell>
            </table:table-row>
            <table:table-row table:style-name="ro1" table:default-cell-style-name="ce1">
              <table:table-cell>
                <text:p text:style-name="P2">EW_Turn_Yellow</text:p>
              </table:table-cell>
              <table:table-cell>
                <text:p text:style-name="P2">EW lights are sent signal to turn yellow</text:p>
              </table:table-cell>
            </table:table-row>
            <table:table-row table:style-name="ro1" table:default-cell-style-name="ce1">
              <table:table-cell>
                <text:p text:style-name="P2">EW_IS_Yellow</text:p>
              </table:table-cell>
              <table:table-cell>
                <text:p text:style-name="P2">Signal saying the EW light is now yellow</text:p>
              </table:table-cell>
            </table:table-row>
            <table:table-row table:style-name="ro1" table:default-cell-style-name="ce1">
              <table:table-cell>
                <text:p text:style-name="P2">Start_Yellow_Timer</text:p>
              </table:table-cell>
              <table:table-cell>
                <text:p text:style-name="P2">Starts the timer for the length of the yellow light to stay on </text:p>
              </table:table-cell>
            </table:table-row>
            <table:table-row table:style-name="ro1" table:default-cell-style-name="ce1">
              <table:table-cell>
                <text:p text:style-name="P2">Yellow_Timer_Done</text:p>
              </table:table-cell>
              <table:table-cell>
                <text:p text:style-name="P2">The Yellow Light has been on for a certin amount of time and its time to turn red</text:p>
              </table:table-cell>
            </table:table-row>
            <table:table-row table:style-name="ro1" table:default-cell-style-name="ce1">
              <table:table-cell>
                <text:p text:style-name="P2">Turn_EW_Red</text:p>
              </table:table-cell>
              <table:table-cell>
                <text:p text:style-name="P2">Signal to turn EW lights to red </text:p>
              </table:table-cell>
            </table:table-row>
            <table:table-row table:style-name="ro2" table:default-cell-style-name="ce1">
              <table:table-cell>
                <text:p text:style-name="P2">EW_Is_red </text:p>
              </table:table-cell>
              <table:table-cell>
                <text:p text:style-name="P2">Signal saying the EW Light is now red</text:p>
              </table:table-cell>
            </table:table-row>
            <table:table-row table:style-name="ro1" table:default-cell-style-name="ce1">
              <table:table-cell>
                <text:p text:style-name="P2">Turn_NS_Green</text:p>
              </table:table-cell>
              <table:table-cell>
                <text:p text:style-name="P2">signal to turn NS lights to green </text:p>
              </table:table-cell>
            </table:table-row>
            <table:table-row table:style-name="ro2" table:default-cell-style-name="ce1">
              <table:table-cell>
                <text:p text:style-name="P2">NO_Car_NS </text:p>
              </table:table-cell>
              <table:table-cell>
                <text:p text:style-name="P2">Signal saying there is no cars in the NS direction</text:p>
              </table:table-cell>
            </table:table-row>
            <table:table-row table:style-name="ro1" table:default-cell-style-name="ce1">
              <table:table-cell>
                <text:p text:style-name="P2">Turn_NS_Yellow</text:p>
              </table:table-cell>
              <table:table-cell>
                <text:p text:style-name="P2">Turns the NS lights to yellow</text:p>
              </table:table-cell>
            </table:table-row>
            <table:table-row table:style-name="ro2" table:default-cell-style-name="ce1">
              <table:table-cell>
                <text:p text:style-name="P2">NS_Is_Yellow</text:p>
              </table:table-cell>
              <table:table-cell>
                <text:p text:style-name="P2">signal saying NS lights are now yellow</text:p>
              </table:table-cell>
            </table:table-row>
            <table:table-row table:style-name="ro2" table:default-cell-style-name="ce1">
              <table:table-cell>
                <text:p text:style-name="P2">Turn_NS_Red</text:p>
              </table:table-cell>
              <table:table-cell>
                <text:p text:style-name="P2">turns the NS light to red </text:p>
              </table:table-cell>
            </table:table-row>
            <table:table-row table:style-name="ro2" table:default-cell-style-name="ce1">
              <table:table-cell>
                <text:p text:style-name="P2">No_Car_EW</text:p>
              </table:table-cell>
              <table:table-cell>
                <text:p text:style-name="P2">No car ditected in the EW direction</text:p>
              </table:table-cell>
            </table:table-row>
            <table:table-row table:style-name="ro2" table:default-cell-style-name="ce1">
              <table:table-cell>
                <text:p text:style-name="P2">Turn_All_Red</text:p>
              </table:table-cell>
              <table:table-cell>
                <text:p text:style-name="P2">Turns both lights to red </text:p>
              </table:table-cell>
            </table:table-row>
            <table:table-row table:style-name="ro2" table:default-cell-style-name="ce1">
              <table:table-cell>
                <text:p text:style-name="P2">CAR_NS</text:p>
              </table:table-cell>
              <table:table-cell>
                <text:p text:style-name="P2">Car in sensed in the NS direction</text:p>
              </table:table-cell>
            </table:table-row>
            <table:table-row table:style-name="ro2" table:default-cell-style-name="ce1">
              <table:table-cell>
                <text:p text:style-name="P2">NS_Yellow</text:p>
              </table:table-cell>
              <table:table-cell>
                <text:p text:style-name="P2">Turns the NS lights to yellow</text:p>
              </table:table-cell>
            </table:table-row>
            <table:table-row table:style-name="ro2" table:default-cell-style-name="ce1">
              <table:table-cell>
                <text:p text:style-name="P2">NS_is_Red</text:p>
              </table:table-cell>
              <table:table-cell>
                <text:p text:style-name="P2">Signal saying the NS Light is red </text:p>
              </table:table-cell>
            </table:table-row>
            <table:table-row table:style-name="ro1" table:default-cell-style-name="ce1">
              <table:table-cell>
                <text:p text:style-name="P2">Green Light NS</text:p>
              </table:table-cell>
              <table:table-cell>
                <text:p text:style-name="P2">The NS lights are in the green state</text:p>
              </table:table-cell>
            </table:table-row>
            <table:table-row table:style-name="ro1" table:default-cell-style-name="ce1">
              <table:table-cell>
                <text:p text:style-name="P2">Car Timer Running </text:p>
              </table:table-cell>
              <table:table-cell>
                <text:p text:style-name="P2">The Car timer is running </text:p>
              </table:table-cell>
            </table:table-row>
            <table:table-row table:style-name="ro1" table:default-cell-style-name="ce1">
              <table:table-cell>
                <text:p text:style-name="P2">Yellow Light NS</text:p>
              </table:table-cell>
              <table:table-cell>
                <text:p text:style-name="P2">the NS lights are yellow</text:p>
              </table:table-cell>
            </table:table-row>
            <table:table-row table:style-name="ro3" table:default-cell-style-name="ce1">
              <table:table-cell>
                <text:p text:style-name="P2">Yellow Timer Running</text:p>
              </table:table-cell>
              <table:table-cell>
                <text:p text:style-name="P2">the state saying the yellow timer is running</text:p>
              </table:table-cell>
            </table:table-row>
            <table:table-row table:style-name="ro2" table:default-cell-style-name="ce1">
              <table:table-cell>
                <text:p text:style-name="P2">Red Light NS</text:p>
              </table:table-cell>
              <table:table-cell>
                <text:p text:style-name="P2">the NS lights are in the red state</text:p>
              </table:table-cell>
            </table:table-row>
            <table:table-row table:style-name="ro1" table:default-cell-style-name="ce1">
              <table:table-cell>
                <text:p text:style-name="P2">Green Light EW </text:p>
              </table:table-cell>
              <table:table-cell>
                <text:p text:style-name="P2">EW lights are in the green state</text:p>
              </table:table-cell>
            </table:table-row>
            <table:table-row table:style-name="ro1" table:default-cell-style-name="ce1">
              <table:table-cell>
                <text:p text:style-name="P2">Yellow light EW </text:p>
              </table:table-cell>
              <table:table-cell>
                <text:p text:style-name="P2">EW lights are in the yellow state </text:p>
              </table:table-cell>
            </table:table-row>
            <table:table-row table:style-name="ro2" table:default-cell-style-name="ce1">
              <table:table-cell>
                <text:p text:style-name="P2">Red Light EW</text:p>
              </table:table-cell>
              <table:table-cell>
                <text:p text:style-name="P2">EW lights are in the red state </text:p>
              </table:table-cell>
            </table:table-row>
            <table:table-row table:style-name="ro4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2.248cm" fo:page-height="53.3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rew Poirier</meta:initial-creator>
    <meta:creation-date>2011-12-19T17:02:37.64</meta:creation-date>
    <dc:date>2011-12-19T21:21:22.34</dc:date>
    <dc:creator>Andrew Poirier</dc:creator>
    <meta:editing-duration>PT4H18M43S</meta:editing-duration>
    <meta:editing-cycles>4</meta:editing-cycles>
    <meta:generator>OpenOffice.org/3.3$Win32 OpenOffice.org_project/330m20$Build-9567</meta:generator>
    <meta:document-statistic meta:object-count="66"/>
  </office:meta>
</office:document-meta>
</file>